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c183" officeooo:paragraph-rsid="0003c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7T16:12:13.356000000</dc:date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3.7.2$Windows_X86_64 LibreOffice_project/e114eadc50a9ff8d8c8a0567d6da8f454beeb84f</meta:generator>
  </office:meta>
</office:document-meta>
</file>